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4ab210" style:family="table" style:master-page-name="ta-mp-0x24ab210">
      <style:table-properties table:display="true" style:writing-mode="lr-tb"/>
    </style:style>
    <style:style style:name="ta-0x24ab400" style:family="table" style:master-page-name="ta-mp-0x24ab400">
      <style:table-properties table:display="true" style:writing-mode="lr-tb"/>
    </style:style>
    <style:style style:name="ta-0x24ab5f0" style:family="table" style:master-page-name="ta-mp-0x24ab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25e0d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mes New Roman"/>
    </style:style>
    <style:style style:name="ACE-0x25e1d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5e21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 PL UMing HK"/>
    </style:style>
    <style:style style:name="ACE-0x25e0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2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6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mes New Roman"/>
    </style:style>
    <style:style style:name="ACE-0x25e1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urier New"/>
    </style:style>
    <style:style style:name="ACE-0x25e1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5e1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01.26pt" style:use-optimal-column-width="true"/>
    </style:style>
    <style:style style:name="ACOL-2" style:family="table-column">
      <style:table-column-properties style:column-width="21.20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208.46pt" style:use-optimal-column-width="true"/>
    </style:style>
    <style:style style:name="ACOL-5" style:family="table-column">
      <style:table-column-properties style:column-width="159.75pt" style:use-optimal-column-width="false"/>
    </style:style>
    <style:style style:name="ACOL-6" style:family="table-column">
      <style:table-column-properties style:column-width="146.69pt" style:use-optimal-column-width="true"/>
    </style:style>
    <style:style style:name="ACOL-7" style:family="table-column">
      <style:table-column-properties style:column-width="27.89pt" style:use-optimal-column-width="true"/>
    </style:style>
    <style:style style:name="ACOL-8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24.75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>
      <style:table-row-properties style:row-height="23.84pt" style:use-optimal-row-height="true"/>
    </style:style>
    <style:style style:name="AROW-5" style:family="table-row">
      <style:table-row-properties style:row-height="23.25pt" style:use-optimal-row-height="true"/>
    </style:style>
    <style:style style:name="AROW-6" style:family="table-row">
      <style:table-row-properties style:row-height="29.11pt" style:use-optimal-row-height="false"/>
    </style:style>
    <style:style style:name="AROW-7" style:family="table-row">
      <style:table-row-properties style:row-height="13.41pt" style:use-optimal-row-height="tru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工作表1" table:style-name="ta-0x24ab21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0" table:number-columns-repeated="1017"/>
        <table:table-row table:style-name="AROW-1">
          <table:table-cell table:style-name="ACE-0x25e2088" office:value-type="string" office:string-value=""/>
          <table:table-cell table:style-name="ACE-0x25e2088"/>
          <table:table-cell table:style-name="ACE-0x25e2088" office:value-type="string" office:string-value="values">
            <text:p>values</text:p>
          </table:table-cell>
          <table:table-cell table:style-name="ACE-0x25e2088" office:value-type="string" office:string-value="values-zh-rHK">
            <text:p>values-zh-rHK</text:p>
          </table:table-cell>
          <table:table-cell table:style-name="ACE-0x25e2088" office:value-type="string" office:string-value="values-zh-rTW">
            <text:p>values-zh-rTW</text:p>
          </table:table-cell>
          <table:table-cell table:style-name="ACE-0x25e2088" office:value-type="string" office:string-value="values-zh">
            <text:p>values-zh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1023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app_name">
            <text:p>app_name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桌布">
            <text:p>簡單桌布</text:p>
          </table:table-cell>
          <table:table-cell table:style-name="ACE-0x25e1e48" table:formula="of:=[.D3]" office:value-type="string" office:string-value="簡單桌布">
            <text:p>簡單桌布</text:p>
          </table:table-cell>
          <table:table-cell table:style-name="ACE-0x25e1e48" office:value-type="string" office:string-value="简单桌布">
            <text:p>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wallpaper_name">
            <text:p>wallpaper_name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桌布">
            <text:p>簡單桌布</text:p>
          </table:table-cell>
          <table:table-cell table:style-name="ACE-0x25e1e48" table:formula="of:=[.D4]" office:value-type="string" office:string-value="簡單桌布">
            <text:p>簡單桌布</text:p>
          </table:table-cell>
          <table:table-cell table:style-name="ACE-0x25e1e48" office:value-type="string" office:string-value="简单桌布">
            <text:p>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description">
            <text:p>description</text:p>
          </table:table-cell>
          <table:table-cell table:style-name="ACE-0x25e1f68"/>
          <table:table-cell table:style-name="ACE-0x25e1f68" office:value-type="string" office:string-value="Simple wallpaper">
            <text:p>Simple wallpaper</text:p>
          </table:table-cell>
          <table:table-cell table:style-name="ACE-0x25e1e48" office:value-type="string" office:string-value="簡單的桌布">
            <text:p>簡單的桌布</text:p>
          </table:table-cell>
          <table:table-cell table:style-name="ACE-0x25e1e48" table:formula="of:=[.D5]" office:value-type="string" office:string-value="簡單的桌布">
            <text:p>簡單的桌布</text:p>
          </table:table-cell>
          <table:table-cell table:style-name="ACE-0x25e1e48" office:value-type="string" office:string-value="简单的桌布">
            <text:p>简单的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3" table:style-name="ACE-0x25e1f68"/>
          <table:table-cell table:style-name="ACE-0x25e1e48"/>
          <table:table-cell table:style-name="ACE-0x25e1e48" table:formula="of:=[.D6]" office:value-type="float" office:value="0">
            <text:p>0</text:p>
          </table:table-cell>
          <table:table-cell table:style-name="ACE-0x25e1e48"/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preference_setting_title">
            <text:p>preference_setting_title</text:p>
          </table:table-cell>
          <table:table-cell table:style-name="ACE-0x25e1f68"/>
          <table:table-cell table:style-name="ACE-0x25e1f68" office:value-type="string" office:string-value="Settings">
            <text:p>Settings</text:p>
          </table:table-cell>
          <table:table-cell table:style-name="ACE-0x25e1e48" office:value-type="string" office:string-value="設定">
            <text:p>設定</text:p>
          </table:table-cell>
          <table:table-cell table:style-name="ACE-0x25e1e48" table:formula="of:=[.D7]" office:value-type="string" office:string-value="設定">
            <text:p>設定</text:p>
          </table:table-cell>
          <table:table-cell table:style-name="ACE-0x25e1e48" office:value-type="string" office:string-value="设定">
            <text:p>设定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1f68" office:value-type="string" office:string-value="preference_setting_landscape_title">
            <text:p>preference_setting_landscape_title</text:p>
          </table:table-cell>
          <table:table-cell table:style-name="ACE-0x25e1f68"/>
          <table:table-cell table:style-name="ACE-0x25e1f68" office:value-type="string" office:string-value="Landscape">
            <text:p>Landscape</text:p>
          </table:table-cell>
          <table:table-cell table:style-name="ACE-0x25e1e48" office:value-type="string" office:string-value="橫">
            <text:p>橫</text:p>
          </table:table-cell>
          <table:table-cell table:style-name="ACE-0x25e1e48" table:formula="of:=[.D8]" office:value-type="string" office:string-value="橫">
            <text:p>橫</text:p>
          </table:table-cell>
          <table:table-cell table:style-name="ACE-0x25e1e48" office:value-type="string" office:string-value="橫">
            <text:p>橫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1f68" office:value-type="string" office:string-value="preference_setting_portrait_title">
            <text:p>preference_setting_portrait_title</text:p>
          </table:table-cell>
          <table:table-cell table:style-name="ACE-0x25e2088"/>
          <table:table-cell table:style-name="ACE-0x25e2088" office:value-type="string" office:string-value="Portrait">
            <text:p>Portrait</text:p>
          </table:table-cell>
          <table:table-cell table:style-name="ACE-0x25e2088" office:value-type="string" office:string-value="直">
            <text:p>直</text:p>
          </table:table-cell>
          <table:table-cell table:style-name="ACE-0x25e1e48" table:formula="of:=[.D9]" office:value-type="string" office:string-value="直">
            <text:p>直</text:p>
          </table:table-cell>
          <table:table-cell table:style-name="ACE-0x25e1e48" table:formula="of:=[.E9]" office:value-type="string" office:string-value="直">
            <text:p>直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10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0">
          <table:table-cell table:style-name="ACE-0x25e0e88" office:value-type="string" office:string-value="preference_info_title">
            <text:p>preference_info_title</text:p>
          </table:table-cell>
          <table:table-cell table:style-name="ACE-0x25e0e88"/>
          <table:table-cell table:style-name="ACE-0x25e0e88" office:value-type="string" office:string-value="Informations">
            <text:p>Informations</text:p>
          </table:table-cell>
          <table:table-cell table:style-name="ACE-0x25e1668" office:value-type="string" office:string-value="資訊">
            <text:p>資訊</text:p>
          </table:table-cell>
          <table:table-cell table:style-name="ACE-0x25e1e48" table:formula="of:=[.D11]" office:value-type="string" office:string-value="資訊">
            <text:p>資訊</text:p>
          </table:table-cell>
          <table:table-cell table:style-name="ACE-0x25e1668" office:value-type="string" office:string-value="资讯">
            <text:p>资讯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1f68"/>
          <table:table-cell table:number-columns-repeated="3" table:style-name="ACE-0x25e2088"/>
          <table:table-cell table:style-name="ACE-0x25e1e48" table:formula="of:=[.D12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3">
          <table:table-cell table:style-name="ACE-0x25e0e88" office:value-type="string" office:string-value="preference_info_about_title">
            <text:p>preference_info_about_title</text:p>
          </table:table-cell>
          <table:table-cell table:style-name="ACE-0x25e0d68"/>
          <table:table-cell table:style-name="ACE-0x25e0d68" office:value-type="string" office:string-value="About application">
            <text:p>About application</text:p>
          </table:table-cell>
          <table:table-cell table:style-name="ACE-0x25e0d68" office:value-type="string" office:string-value="關於應用程式">
            <text:p>關於應用程式</text:p>
          </table:table-cell>
          <table:table-cell table:style-name="ACE-0x25e1e48" table:formula="of:=[.D13]" office:value-type="string" office:string-value="關於應用程式">
            <text:p>關於應用程式</text:p>
          </table:table-cell>
          <table:table-cell table:style-name="ACE-0x25e0d68" office:value-type="string" office:string-value="关於应用程序">
            <text:p>关於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0e88" office:value-type="string" office:string-value="preference_info_about_version_title">
            <text:p>preference_info_about_version_title</text:p>
          </table:table-cell>
          <table:table-cell table:style-name="ACE-0x25e0d68"/>
          <table:table-cell table:style-name="ACE-0x25e0d68" office:value-type="string" office:string-value="Application version">
            <text:p>Application version</text:p>
          </table:table-cell>
          <table:table-cell table:style-name="ACE-0x25e0d68" office:value-type="string" office:string-value="應用程式版本">
            <text:p>應用程式版本</text:p>
          </table:table-cell>
          <table:table-cell table:style-name="ACE-0x25e1e48" table:formula="of:=[.D14]" office:value-type="string" office:string-value="應用程式版本">
            <text:p>應用程式版本</text:p>
          </table:table-cell>
          <table:table-cell table:style-name="ACE-0x25e0d68" office:value-type="string" office:string-value="应用程序版本">
            <text:p>应用程序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2">
          <table:table-cell table:style-name="ACE-0x25e0e88" office:value-type="string" office:string-value="preference_info_about_i18n_version_title">
            <text:p>preference_info_about_i18n_version_title</text:p>
          </table:table-cell>
          <table:table-cell table:style-name="ACE-0x25e0d68"/>
          <table:table-cell table:style-name="ACE-0x25e0d68" office:value-type="string" office:string-value="Localization version">
            <text:p>Localization version</text:p>
          </table:table-cell>
          <table:table-cell table:style-name="ACE-0x25e0d68" office:value-type="string" office:string-value="本地化版本">
            <text:p>本地化版本</text:p>
          </table:table-cell>
          <table:table-cell table:style-name="ACE-0x25e1e48" table:formula="of:=[.D15]" office:value-type="string" office:string-value="本地化版本">
            <text:p>本地化版本</text:p>
          </table:table-cell>
          <table:table-cell table:style-name="ACE-0x25e0d68" office:value-type="string" office:string-value="本地化版本">
            <text:p>本地化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0e88"/>
          <table:table-cell table:number-columns-repeated="3" table:style-name="ACE-0x25e0d68"/>
          <table:table-cell table:style-name="ACE-0x25e1e48" table:formula="of:=[.D16]" office:value-type="float" office:value="0">
            <text:p>0</text:p>
          </table:table-cell>
          <table:table-cell table:style-name="ACE-0x25e0d68"/>
          <table:table-cell table:number-columns-repeated="1017" table:style-name="ACE-0x25e2088"/>
          <table:table-cell table:style-name="Gnumeric-default"/>
        </table:table-row>
        <table:table-row table:style-name="AROW-0">
          <table:table-cell table:style-name="ACE-0x25e1f68"/>
          <table:table-cell table:number-columns-repeated="3" table:style-name="ACE-0x25e2088"/>
          <table:table-cell table:style-name="ACE-0x25e1e48" table:formula="of:=[.D17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appname_title">
            <text:p>preference_info_about_appname_title</text:p>
          </table:table-cell>
          <table:table-cell table:style-name="ACE-0x25e2088"/>
          <table:table-cell table:style-name="ACE-0x25e2088" office:value-type="string" office:string-value="Application name">
            <text:p>Application name</text:p>
          </table:table-cell>
          <table:table-cell table:style-name="ACE-0x25e2088" office:value-type="string" office:string-value="應用程式名稱">
            <text:p>應用程式名稱</text:p>
          </table:table-cell>
          <table:table-cell table:style-name="ACE-0x25e1e48" table:formula="of:=[.D18]" office:value-type="string" office:string-value="應用程式名稱">
            <text:p>應用程式名稱</text:p>
          </table:table-cell>
          <table:table-cell table:style-name="ACE-0x25e2088" office:value-type="string" office:string-value="应用程序名称">
            <text:p>应用程序名称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5">
          <table:table-cell table:style-name="ACE-0x25e1f68" office:value-type="string" office:string-value="preference_info_about_appname_url">
            <text:p>preference_info_about_appname_url</text:p>
          </table:table-cell>
          <table:table-cell table:style-name="ACE-0x25e2088"/>
          <table:table-cell table:style-name="ACE-0x25e21a8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ACE-0x25e2088" table:formula="of:=[.$C19]" office:value-type="string" office:string-value="market://details?id=com.luzi82.simplewallpaper">
            <text:p>market://details?id=com.luzi82.simplewallpaper</text:p>
          </table:table-cell>
          <table:table-cell table:style-name="ACE-0x25e1e48" table:formula="of:=[.D19]" office:value-type="string" office:string-value="market://details?id=com.luzi82.simplewallpaper">
            <text:p>market://details?id=com.luzi82.simplewallpaper</text:p>
          </table:table-cell>
          <table:table-cell table:style-name="ACE-0x25e2088" table:formula="of:=[.$C19]" office:value-type="string" office:string-value="market://details?id=com.luzi82.simplewallpaper">
            <text:p>market://details?id=com.luzi82.simplewallpaper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title">
            <text:p>preference_info_about_developer_title</text:p>
          </table:table-cell>
          <table:table-cell table:style-name="ACE-0x25e2088"/>
          <table:table-cell table:style-name="ACE-0x25e2088" office:value-type="string" office:string-value="Developer">
            <text:p>Developer</text:p>
          </table:table-cell>
          <table:table-cell table:style-name="ACE-0x25e2088" office:value-type="string" office:string-value="開發人員">
            <text:p>開發人員</text:p>
          </table:table-cell>
          <table:table-cell table:style-name="ACE-0x25e1e48" table:formula="of:=[.D20]" office:value-type="string" office:string-value="開發人員">
            <text:p>開發人員</text:p>
          </table:table-cell>
          <table:table-cell table:style-name="ACE-0x25e2088" office:value-type="string" office:string-value="开发人员">
            <text:p>开发人员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name">
            <text:p>preference_info_about_developer_name</text:p>
          </table:table-cell>
          <table:table-cell table:style-name="ACE-0x25e2088"/>
          <table:table-cell table:style-name="ACE-0x25e2088" office:value-type="string" office:string-value="Luzi82">
            <text:p>Luzi82</text:p>
          </table:table-cell>
          <table:table-cell table:style-name="ACE-0x25e2088" office:value-type="string" office:string-value="栗子捌貳">
            <text:p>栗子捌貳</text:p>
          </table:table-cell>
          <table:table-cell table:style-name="ACE-0x25e1e48" table:formula="of:=[.D21]" office:value-type="string" office:string-value="栗子捌貳">
            <text:p>栗子捌貳</text:p>
          </table:table-cell>
          <table:table-cell table:style-name="ACE-0x25e2088" office:value-type="string" office:string-value="栗子捌贰">
            <text:p>栗子捌贰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developer_url">
            <text:p>preference_info_about_developer_url</text:p>
          </table:table-cell>
          <table:table-cell table:style-name="ACE-0x25e2088"/>
          <table:table-cell table:style-name="ACE-0x25e2088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ACE-0x25e2088" table:formula="of:=[.$C22]" office:value-type="string" office:string-value="http://touch.facebook.com/luzi82">
            <text:p>http://touch.facebook.com/luzi82</text:p>
          </table:table-cell>
          <table:table-cell table:style-name="ACE-0x25e1e48" table:formula="of:=[.D22]" office:value-type="string" office:string-value="http://touch.facebook.com/luzi82">
            <text:p>http://touch.facebook.com/luzi82</text:p>
          </table:table-cell>
          <table:table-cell table:style-name="ACE-0x25e2088" table:formula="of:=[.$C22]" office:value-type="string" office:string-value="http://touch.facebook.com/luzi82">
            <text:p>http://touch.facebook.com/luzi82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23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6">
          <table:table-cell table:style-name="ACE-0x25e1f68" office:value-type="string" office:string-value="preference_info_about_appwebpage_title">
            <text:p>preference_info_about_appwebpage_title</text:p>
          </table:table-cell>
          <table:table-cell table:style-name="ACE-0x25e2088"/>
          <table:table-cell table:style-name="ACE-0x25e2088" office:value-type="string" office:string-value="Visit the application's web page">
            <text:p>Visit the application's web page</text:p>
          </table:table-cell>
          <table:table-cell table:style-name="ACE-0x25e2088" office:value-type="string" office:string-value="造訪應用程式的網頁">
            <text:p>造訪應用程式的網頁</text:p>
          </table:table-cell>
          <table:table-cell table:style-name="ACE-0x25e1e48" table:formula="of:=[.D24]" office:value-type="string" office:string-value="造訪應用程式的網頁">
            <text:p>造訪應用程式的網頁</text:p>
          </table:table-cell>
          <table:table-cell table:style-name="ACE-0x25e2088" office:value-type="string" office:string-value="访问应用程序的网页">
            <text:p>访问应用程序的网页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appwebpage_url">
            <text:p>preference_info_about_appwebpage_url</text:p>
          </table:table-cell>
          <table:table-cell table:style-name="ACE-0x25e2088"/>
          <table:table-cell table:style-name="ACE-0x25e1e48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ACE-0x25e2088" table:formula="of:=[.$C25]" office:value-type="string" office:string-value="http://luzi82-swp.blogspot.com/">
            <text:p>http://luzi82-swp.blogspot.com/</text:p>
          </table:table-cell>
          <table:table-cell table:style-name="ACE-0x25e1e48" table:formula="of:=[.D25]" office:value-type="string" office:string-value="http://luzi82-swp.blogspot.com/">
            <text:p>http://luzi82-swp.blogspot.com/</text:p>
          </table:table-cell>
          <table:table-cell table:style-name="ACE-0x25e2088" table:formula="of:=[.$C25]" office:value-type="string" office:string-value="http://luzi82-swp.blogspot.com/">
            <text:p>http://luzi82-swp.blogspot.com/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26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4">
          <table:table-cell table:style-name="ACE-0x25e1f68" office:value-type="string" office:string-value="preference_info_about_moreapp_title">
            <text:p>preference_info_about_moreapp_title</text:p>
          </table:table-cell>
          <table:table-cell table:style-name="ACE-0x25e2088"/>
          <table:table-cell table:style-name="ACE-0x25e2088" office:value-type="string" office:string-value="View more applications">
            <text:p>View more applications</text:p>
          </table:table-cell>
          <table:table-cell table:style-name="ACE-0x25e2088" office:value-type="string" office:string-value="檢視更多應用程式">
            <text:p>檢視更多應用程式</text:p>
          </table:table-cell>
          <table:table-cell table:style-name="ACE-0x25e1e48" table:formula="of:=[.D27]" office:value-type="string" office:string-value="檢視更多應用程式">
            <text:p>檢視更多應用程式</text:p>
          </table:table-cell>
          <table:table-cell table:style-name="ACE-0x25e2088" office:value-type="string" office:string-value="查看更多应用程序">
            <text:p>查看更多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 office:value-type="string" office:string-value="preference_info_about_moreapp_url">
            <text:p>preference_info_about_moreapp_url</text:p>
          </table:table-cell>
          <table:table-cell table:style-name="ACE-0x25e2088"/>
          <table:table-cell table:style-name="ACE-0x25e21a8" table:formula="of:=&quot;market://search?q=pub:luzi82&quot;" office:value-type="string" office:string-value="market://search?q=pub:luzi82">
            <text:p>market://search?q=pub:luzi82</text:p>
          </table:table-cell>
          <table:table-cell table:style-name="ACE-0x25e2088" table:formula="of:=[.$C28]" office:value-type="string" office:string-value="market://search?q=pub:luzi82">
            <text:p>market://search?q=pub:luzi82</text:p>
          </table:table-cell>
          <table:table-cell table:style-name="ACE-0x25e1e48" table:formula="of:=[.D28]" office:value-type="string" office:string-value="market://search?q=pub:luzi82">
            <text:p>market://search?q=pub:luzi82</text:p>
          </table:table-cell>
          <table:table-cell table:style-name="ACE-0x25e2088" table:formula="of:=[.$C28]" office:value-type="string" office:string-value="market://search?q=pub:luzi82">
            <text:p>market://search?q=pub:luzi82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1f68"/>
          <table:table-cell table:number-columns-repeated="3" table:style-name="ACE-0x25e2088"/>
          <table:table-cell table:style-name="ACE-0x25e1e48" table:formula="of:=[.D29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title">
            <text:p>preference_info_about_email_title</text:p>
          </table:table-cell>
          <table:table-cell table:style-name="ACE-0x25e2088"/>
          <table:table-cell table:style-name="ACE-0x25e2088" office:value-type="string" office:string-value="Send email to developer">
            <text:p>Send email to developer</text:p>
          </table:table-cell>
          <table:table-cell table:style-name="ACE-0x25e2088" office:value-type="string" office:string-value="傳送電子郵件給開發人員">
            <text:p>傳送電子郵件給開發人員</text:p>
          </table:table-cell>
          <table:table-cell table:style-name="ACE-0x25e1e48" table:formula="of:=[.D30]" office:value-type="string" office:string-value="傳送電子郵件給開發人員">
            <text:p>傳送電子郵件給開發人員</text:p>
          </table:table-cell>
          <table:table-cell table:style-name="ACE-0x25e2088" office:value-type="string" office:string-value="给开发人员发送电子邮件">
            <text:p>给开发人员发送电子邮件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subtitle">
            <text:p>preference_info_about_email_subtitle</text:p>
          </table:table-cell>
          <table:table-cell table:style-name="ACE-0x25e2088"/>
          <table:table-cell table:style-name="ACE-0x25e2088" table:formula="of:=[.C32]" office:value-type="string" office:string-value="luzi82@gmail.com">
            <text:p>luzi82@gmail.com</text:p>
          </table:table-cell>
          <table:table-cell table:style-name="ACE-0x25e2088" table:formula="of:=[.D32]" office:value-type="string" office:string-value="luzi82@gmail.com">
            <text:p>luzi82@gmail.com</text:p>
          </table:table-cell>
          <table:table-cell table:style-name="ACE-0x25e1e48" table:formula="of:=[.D31]" office:value-type="string" office:string-value="luzi82@gmail.com">
            <text:p>luzi82@gmail.com</text:p>
          </table:table-cell>
          <table:table-cell table:style-name="ACE-0x25e2088" table:formula="of:=[.F32]" office:value-type="string" office:string-value="luzi82@gmail.com">
            <text:p>luzi82@gmail.com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email_address">
            <text:p>preference_info_about_email_address</text:p>
          </table:table-cell>
          <table:table-cell table:style-name="ACE-0x25e2088"/>
          <table:table-cell table:style-name="ACE-0x25e2088" table:formula="of:=&quot;luzi82@gmail.com&quot;" office:value-type="string" office:string-value="luzi82@gmail.com">
            <text:p>luzi82@gmail.com</text:p>
          </table:table-cell>
          <table:table-cell table:style-name="ACE-0x25e2088" table:formula="of:=[.$C32]" office:value-type="string" office:string-value="luzi82@gmail.com">
            <text:p>luzi82@gmail.com</text:p>
          </table:table-cell>
          <table:table-cell table:style-name="ACE-0x25e1e48" table:formula="of:=[.D32]" office:value-type="string" office:string-value="luzi82@gmail.com">
            <text:p>luzi82@gmail.com</text:p>
          </table:table-cell>
          <table:table-cell table:style-name="ACE-0x25e2088" table:formula="of:=[.$C32]" office:value-type="string" office:string-value="luzi82@gmail.com">
            <text:p>luzi82@gmail.com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3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bout_share_title">
            <text:p>preference_info_about_share_title</text:p>
          </table:table-cell>
          <table:table-cell table:style-name="ACE-0x25e2088"/>
          <table:table-cell table:style-name="ACE-0x25e2088" office:value-type="string" office:string-value="Share this application">
            <text:p>Share this application</text:p>
          </table:table-cell>
          <table:table-cell table:style-name="ACE-0x25e2088" office:value-type="string" office:string-value="分享此應用程式">
            <text:p>分享此應用程式</text:p>
          </table:table-cell>
          <table:table-cell table:style-name="ACE-0x25e1e48" table:formula="of:=[.D34]" office:value-type="string" office:string-value="分享此應用程式">
            <text:p>分享此應用程式</text:p>
          </table:table-cell>
          <table:table-cell table:style-name="ACE-0x25e2088" office:value-type="string" office:string-value="分享此应用程序">
            <text:p>分享此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5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7">
          <table:table-cell table:style-name="ACE-0x25e2088" office:value-type="string" office:string-value="qrcode_title">
            <text:p>qrcode_title</text:p>
          </table:table-cell>
          <table:table-cell table:style-name="ACE-0x25e2088"/>
          <table:table-cell table:style-name="ACE-0x25e2088" table:formula="of:=&quot;Share &quot;&amp;[.C$3]" office:value-type="string" office:string-value="Share Simple Wallpaper">
            <text:p>Share Simple Wallpaper</text:p>
          </table:table-cell>
          <table:table-cell table:style-name="ACE-0x25e2088" table:formula="of:=&quot;分享&quot;&amp;[.D$3]" office:value-type="string" office:string-value="分享簡單桌布">
            <text:p>分享簡單桌布</text:p>
          </table:table-cell>
          <table:table-cell table:style-name="ACE-0x25e1e48" table:formula="of:=[.D36]" office:value-type="string" office:string-value="分享簡單桌布">
            <text:p>分享簡單桌布</text:p>
          </table:table-cell>
          <table:table-cell table:style-name="ACE-0x25e2088" table:formula="of:=&quot;分享&quot;&amp;[.F$3]" office:value-type="string" office:string-value="分享简单桌布">
            <text:p>分享简单桌布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7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number-columns-repeated="4" table:style-name="ACE-0x25e2088"/>
          <table:table-cell table:style-name="ACE-0x25e1e48" table:formula="of:=[.D38]" office:value-type="float" office:value="0">
            <text:p>0</text:p>
          </table:table-cell>
          <table:table-cell table:number-columns-repeated="1018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version_title">
            <text:p>preference_info_version_title</text:p>
          </table:table-cell>
          <table:table-cell table:style-name="ACE-0x25e2088"/>
          <table:table-cell table:style-name="ACE-0x25e2088" office:value-type="string" office:string-value="Version">
            <text:p>Version</text:p>
          </table:table-cell>
          <table:table-cell table:style-name="ACE-0x25e2088" office:value-type="string" office:string-value="版本">
            <text:p>版本</text:p>
          </table:table-cell>
          <table:table-cell table:style-name="ACE-0x25e1e48" table:formula="of:=[.D39]" office:value-type="string" office:string-value="版本">
            <text:p>版本</text:p>
          </table:table-cell>
          <table:table-cell table:style-name="ACE-0x25e2088" office:value-type="string" office:string-value="版本">
            <text:p>版本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app_title">
            <text:p>preference_info_app_title</text:p>
          </table:table-cell>
          <table:table-cell table:style-name="ACE-0x25e2088"/>
          <table:table-cell table:style-name="ACE-0x25e2088" office:value-type="string" office:string-value="Application">
            <text:p>Application</text:p>
          </table:table-cell>
          <table:table-cell table:style-name="ACE-0x25e2088" office:value-type="string" office:string-value="應用程式">
            <text:p>應用程式</text:p>
          </table:table-cell>
          <table:table-cell table:style-name="ACE-0x25e1e48" table:formula="of:=[.D40]" office:value-type="string" office:string-value="應用程式">
            <text:p>應用程式</text:p>
          </table:table-cell>
          <table:table-cell table:style-name="ACE-0x25e2088" office:value-type="string" office:string-value="应用程序">
            <text:p>应用程序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style-name="ACE-0x25e2088" office:value-type="string" office:string-value="preference_info_other_title">
            <text:p>preference_info_other_title</text:p>
          </table:table-cell>
          <table:table-cell table:style-name="ACE-0x25e2088"/>
          <table:table-cell table:style-name="ACE-0x25e21a8" office:value-type="string" office:string-value="Miscellaneous">
            <text:p>Miscellaneous</text:p>
          </table:table-cell>
          <table:table-cell table:style-name="ACE-0x25e2088" office:value-type="string" office:string-value="其他">
            <text:p>其他</text:p>
          </table:table-cell>
          <table:table-cell table:style-name="ACE-0x25e1e48" table:formula="of:=[.D41]" office:value-type="string" office:string-value="其他">
            <text:p>其他</text:p>
          </table:table-cell>
          <table:table-cell table:style-name="ACE-0x25e2088" office:value-type="string" office:string-value="其他">
            <text:p>其他</text:p>
          </table:table-cell>
          <table:table-cell table:number-columns-repeated="1017" table:style-name="ACE-0x25e2088"/>
          <table:table-cell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2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3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3">
          <table:table-cell table:style-name="Gnumeric-default" office:value-type="string" office:string-value="activity_choose">
            <text:p>activity_choose</text:p>
          </table:table-cell>
          <table:table-cell table:style-name="Gnumeric-default"/>
          <table:table-cell table:style-name="Gnumeric-default" office:value-type="string" office:string-value="Choose image">
            <text:p>Choose image</text:p>
          </table:table-cell>
          <table:table-cell table:style-name="Gnumeric-default" office:value-type="string" office:string-value="選擇圖片">
            <text:p>選擇圖片</text:p>
          </table:table-cell>
          <table:table-cell table:style-name="ACE-0x25e1e48" table:formula="of:=[.D44]" office:value-type="string" office:string-value="選擇圖片">
            <text:p>選擇圖片</text:p>
          </table:table-cell>
          <table:table-cell table:style-name="Gnumeric-default" office:value-type="string" office:string-value="选择图片">
            <text:p>选择图片</text:p>
          </table:table-cell>
          <table:table-cell table:number-columns-repeated="1018" table:style-name="Gnumeric-default"/>
        </table:table-row>
        <table:table-row table:style-name="AROW-3">
          <table:table-cell table:style-name="Gnumeric-default" office:value-type="string" office:string-value="activity_crop">
            <text:p>activity_crop</text:p>
          </table:table-cell>
          <table:table-cell table:style-name="Gnumeric-default"/>
          <table:table-cell table:style-name="Gnumeric-default" office:value-type="string" office:string-value="Crop image">
            <text:p>Crop image</text:p>
          </table:table-cell>
          <table:table-cell table:style-name="Gnumeric-default" office:value-type="string" office:string-value="裁剪圖片">
            <text:p>裁剪圖片</text:p>
          </table:table-cell>
          <table:table-cell table:style-name="ACE-0x25e1e48" table:formula="of:=[.D45]" office:value-type="string" office:string-value="裁剪圖片">
            <text:p>裁剪圖片</text:p>
          </table:table-cell>
          <table:table-cell table:style-name="Gnumeric-default" office:value-type="string" office:string-value="裁剪图片">
            <text:p>裁剪图片</text:p>
          </table:table-cell>
          <table:table-cell table:number-columns-repeated="1018" table:style-name="Gnumeric-default"/>
        </table:table-row>
        <table:table-row table:style-name="AROW-1">
          <table:table-cell table:number-columns-repeated="4" table:style-name="Gnumeric-default"/>
          <table:table-cell table:style-name="ACE-0x25e1e48" table:formula="of:=[.D46]" office:value-type="float" office:value="0">
            <text:p>0</text:p>
          </table:table-cell>
          <table:table-cell table:number-columns-repeated="1019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 table:number-rows-repeated="207">
          <table:table-cell table:number-columns-repeated="8" table:style-name="Gnumeric-default"/>
          <table:table-cell table:number-columns-repeated="1008" table:style-name="Gnumeric-default"/>
          <table:table-cell table:number-columns-repeated="8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3839">
          <table:table-cell table:number-columns-repeated="1024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61437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5535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工作表1'.$A$1"/>
          <table:named-expression table:name="Sheet_Title" table:expression="of:=&quot;工作表1&quot;" table:base-cell-address="$'工作表1'.$A$1"/>
        </table:named-expressions>
      </table:table>
      <table:table table:name="工作表2" table:style-name="ta-0x24ab400" table:print="false">
        <office:forms form:automatic-focus="false" form:apply-design-mode="false">
          <form:form/>
        </office:forms>
        <table:table-column table:default-cell-style-name="ACE-0x25e1788" table:style-name="ACOL-0"/>
        <table:table-column table:default-cell-style-name="ACE-0x25e1788" table:style-name="ACOL-0" table:number-columns-repeated="255"/>
        <table:table-row table:style-name="AROW-1">
          <table:table-cell table:number-columns-repeated="256" table:style-name="ACE-0x25e1788"/>
        </table:table-row>
        <table:table-row table:style-name="AROW-0">
          <table:table-cell table:number-columns-repeated="256" table:style-name="ACE-0x25e1788"/>
        </table:table-row>
        <table:table-row table:style-name="AROW-0" table:number-rows-repeated="65534">
          <table:table-cell table:number-columns-repeated="256" table:style-name="ACE-0x25e178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4ab5f0" table:print="false">
        <office:forms form:automatic-focus="false" form:apply-design-mode="false">
          <form:form/>
        </office:forms>
        <table:table-column table:default-cell-style-name="ACE-0x25e19c8" table:style-name="ACOL-0"/>
        <table:table-column table:default-cell-style-name="ACE-0x25e19c8" table:style-name="ACOL-0" table:number-columns-repeated="255"/>
        <table:table-row table:style-name="AROW-1">
          <table:table-cell table:number-columns-repeated="256" table:style-name="ACE-0x25e19c8"/>
        </table:table-row>
        <table:table-row table:style-name="AROW-0">
          <table:table-cell table:number-columns-repeated="256" table:style-name="ACE-0x25e19c8"/>
        </table:table-row>
        <table:table-row table:style-name="AROW-0" table:number-rows-repeated="65534">
          <table:table-cell table:number-columns-repeated="256" table:style-name="ACE-0x25e19c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5535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24c2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287af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24ab210" style:display-name="工作表1" style:page-layout-name="pl-0x25535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4ab400" style:display-name="工作表2" style:page-layout-name="pl-0x24c2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4ab5f0" style:display-name="工作表3" style:page-layout-name="pl-0x287a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zi82 </dc:creator>
    <dc:date>2012-09-26T13:28:19Z</dc:date>
    <meta:creation-date>2010-03-25T20:09:41Z</meta:creation-date>
    <meta:editing-cycles>97</meta:editing-cycles>
    <meta:editing-duration>PT24H36M30S</meta:editing-duration>
    <meta:generator>gnumeric/1.10.17</meta:generator>
  </office:meta>
</office:document-meta>
</file>